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gaben für Projekttag 13.11.2020</text:h>
      <text:p text:style-name="Standard"/>
      <text:p text:style-name="Standard"><text:span text:style-name="T1">1. VueJS</text:span>: Versucht bitte die Movies aus src/data/movies.json tabellarisch darzustellen. Erstellt dafür 2 neue Vue-Komponenten in src/components: Authors, Author.</text:p>
      <text:p text:style-name="Standard">Die Authors Komponente soll die Json-Daten in eine Variable „authors“ speichern. Schaut Euch vorher die Struktur der Json-Daten an. In der Authors <text:s/>Komponente soll im Template Bereich die Grundstruktur der HTML-Tabelle gebaut werden: table-Tag und Spalten für Überschrift. Die Table-Rows sollen allerdings in der Author-Komponente erstellt werden.</text:p>
      <text:p text:style-name="Standard">Diese erwartet als „props“ einen einzelnen Autor. Die Authors-Komponente benutzt dann</text:p>
      <text:p text:style-name="Standard">für die Iteration über alle Autoren per v-for die Author-Komponente mit dem Attribut „author“.</text:p>
      <text:p text:style-name="Standard"/>
      <text:p text:style-name="Standard"><text:span text:style-name="T1">2. VueJS</text:span>: Schaut Euch bitte die Dokumetation zu Vue an: <text:a xlink:type="simple" xlink:href="https://vuejs.org/v2/guide/" text:style-name="Internet_20_link" text:visited-style-name="Visited_20_Internet_20_Link">https://vuejs.org/v2/guide/</text:a></text:p>
      <text:p text:style-name="Standard"/>
      <text:p text:style-name="Standard"><text:span text:style-name="T1">3. Laravel</text:span>: Ergänzt bitte das Videostore-Projekt um die Funktionalitäten um die Movies zu verwalten.</text:p>
      <text:p text:style-name="Standard"/>
      <text:p text:style-name="Standard"><text:span text:style-name="T1">4. Optional Laravel</text:span>: Versucht bitte <text:s/>im Videostore-Projekt eine Api-Schnittstelle für die Authors zu erstellen. Als Vorlage kann die Todos-Api dien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0-11-12T13:35:57</meta:creation-date>
    <meta:document-statistic meta:table-count="0" meta:image-count="0" meta:object-count="0" meta:page-count="1" meta:paragraph-count="8" meta:word-count="140" meta:character-count="1053"/>
    <dc:date>2020-11-12T14:00:44</dc:date>
    <dc:creator>Bernd Engels</dc:creator>
    <meta:editing-duration>PT9M27S</meta:editing-duration>
    <meta:editing-cycles>1</meta:editing-cycles>
    <meta:generator>OpenOffice/4.1.1$Unix OpenOffice.org_project/411m6$Build-9775</meta:generator>
  </office:meta>
</office:document-meta>
</file>